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F10000011725CEF15C.png" manifest:media-type="image/png"/>
  <manifest:file-entry manifest:full-path="Pictures/10000201000001B0000001FB56FC7653.png" manifest:media-type="image/png"/>
  <manifest:file-entry manifest:full-path="Pictures/10000201000001B0000001FB91ED377A.png" manifest:media-type="image/png"/>
  <manifest:file-entry manifest:full-path="Pictures/10000201000001B0000001E5AC581F2A.png" manifest:media-type="image/png"/>
  <manifest:file-entry manifest:full-path="Pictures/10000201000001B0000001E53DABC39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TakaoGothic"/>
    </style:style>
    <style:style style:name="P3" style:family="paragraph">
      <style:text-properties style:font-name="TakaoGothic" fo:font-size="12pt" style:font-size-asian="12pt" style:font-size-complex="12pt"/>
    </style:style>
    <style:style style:name="T1" style:family="text">
      <style:text-properties style:font-name="TakaoGothic"/>
    </style:style>
    <style:style style:name="T2" style:family="text">
      <style:text-properties style:font-name="TakaoGothi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287cm" svg:height="5.936cm" svg:x="0.149cm" svg:y="0.18cm">
          <draw:image xlink:href="Pictures/10000201000001B0000001E53DABC397.png" xlink:type="simple" xlink:show="embed" xlink:actuate="onLoad">
            <text:p/>
          </draw:image>
        </draw:frame>
        <draw:frame draw:style-name="gr1" draw:text-style-name="P1" draw:layer="layout" svg:width="5.287cm" svg:height="5.936cm" svg:x="0.149cm" svg:y="6.482cm">
          <draw:image xlink:href="Pictures/10000201000001B0000001E5AC581F2A.png" xlink:type="simple" xlink:show="embed" xlink:actuate="onLoad">
            <text:p/>
          </draw:image>
        </draw:frame>
        <draw:frame draw:style-name="gr1" draw:text-style-name="P1" draw:layer="layout" svg:width="5.058cm" svg:height="5.936cm" svg:x="11.771cm" svg:y="6.482cm">
          <draw:image xlink:href="Pictures/10000201000001B0000001FB91ED377A.png" xlink:type="simple" xlink:show="embed" xlink:actuate="onLoad">
            <text:p/>
          </draw:image>
        </draw:frame>
        <draw:frame draw:style-name="gr1" draw:text-style-name="P1" draw:layer="layout" svg:width="5.058cm" svg:height="5.936cm" svg:x="11.771cm" svg:y="0.18cm">
          <draw:image xlink:href="Pictures/10000201000001B0000001FB56FC7653.png" xlink:type="simple" xlink:show="embed" xlink:actuate="onLoad">
            <text:p/>
          </draw:image>
        </draw:frame>
        <draw:frame draw:style-name="gr2" draw:text-style-name="P2" draw:layer="layout" svg:width="2cm" svg:height="0.89cm" svg:x="5.5cm" svg:y="0.3cm">
          <draw:text-box>
            <text:p><text:span text:style-name="T1">Auto</text:span></text:p>
          </draw:text-box>
        </draw:frame>
        <draw:frame draw:style-name="gr2" draw:text-style-name="P2" draw:layer="layout" svg:width="2.5cm" svg:height="0.89cm" svg:x="9.2cm" svg:y="0.3cm">
          <draw:text-box>
            <text:p><text:span text:style-name="T1">Manual</text:span></text:p>
          </draw:text-box>
        </draw:frame>
        <draw:frame draw:style-name="gr2" draw:text-style-name="P2" draw:layer="layout" svg:width="3.1cm" svg:height="0.89cm" svg:x="5.4cm" svg:y="11.6cm">
          <draw:text-box>
            <text:p><text:span text:style-name="T1">Unicolor</text:span></text:p>
          </draw:text-box>
        </draw:frame>
        <draw:frame draw:style-name="gr2" draw:text-style-name="P2" draw:layer="layout" svg:width="3.1cm" svg:height="0.89cm" svg:x="8.8cm" svg:y="10.1cm">
          <draw:text-box>
            <text:p><text:span text:style-name="T1">Periodic</text:span></text:p>
          </draw:text-box>
        </draw:frame>
        <draw:frame draw:style-name="gr3" draw:text-style-name="P3" draw:layer="layout" svg:width="3.5cm" svg:height="1.107cm" svg:x="8.4cm" svg:y="1.2cm">
          <draw:text-box>
            <text:p><text:span text:style-name="T2">Min : 0 Ry</text:span></text:p>
            <text:p><text:span text:style-name="T2">Max : 22.28 Ry</text:span></text:p>
          </draw:text-box>
        </draw:frame>
        <draw:frame draw:style-name="gr4" draw:text-style-name="P1" draw:layer="layout" svg:width="5.598cm" svg:height="6.481cm" svg:x="5.8cm" svg:y="3cm">
          <draw:image xlink:href="Pictures/10000201000000F10000011725CEF1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0:46:11.183542291</dc:date>
    <dc:creator>Mitsuaki Kawamura</dc:creator>
    <meta:editing-duration>PT1H12M</meta:editing-duration>
    <meta:editing-cycles>9</meta:editing-cycles>
    <meta:generator>LibreOffice/4.2.8.2$Linux_x86 LibreOffice_project/420m0$Build-2</meta:generator>
    <meta:document-statistic meta:object-count="10"/>
  </office:meta>
</office:document-meta>
</file>